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Beta_0</text:p>
          </table:table-cell>
          <table:table-cell office:value-type="string" calcext:value-type="string">
            <text:p>Beta_1</text:p>
          </table:table-cell>
          <table:table-cell office:value-type="string" calcext:value-type="string">
            <text:p>Beta_2</text:p>
          </table:table-cell>
          <table:table-cell office:value-type="string" calcext:value-type="string">
            <text:p>alpha </text:p>
          </table:table-cell>
          <table:table-cell office:value-type="string" calcext:value-type="string">
            <text:p>gamma 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_output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[.G2]*[.H2]" office:value-type="float" office:value="25" calcext:value-type="float">
            <text:p>25</text:p>
          </table:table-cell>
          <table:table-cell office:value-type="float" office:value="0.959875509138433" calcext:value-type="float">
            <text:p>0,959875509138433</text:p>
          </table:table-cell>
          <table:table-cell office:value-type="float" office:value="104.4921875" calcext:value-type="float">
            <text:p>104,492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formula="of:=[.G3]*[.H3]" office:value-type="float" office:value="50" calcext:value-type="float">
            <text:p>50</text:p>
          </table:table-cell>
          <table:table-cell office:value-type="float" office:value="0.861203852195508" calcext:value-type="float">
            <text:p>0,861203852195508</text:p>
          </table:table-cell>
          <table:table-cell office:value-type="float" office:value="116.2109375" calcext:value-type="float">
            <text:p>116,210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00" calcext:value-type="float">
            <text:p>200</text:p>
          </table:table-cell>
          <table:table-cell table:formula="of:=[.G4]*[.H4]" office:value-type="float" office:value="100" calcext:value-type="float">
            <text:p>100</text:p>
          </table:table-cell>
          <table:table-cell office:value-type="float" office:value="0.644527528902578" calcext:value-type="float">
            <text:p>0,644527528902578</text:p>
          </table:table-cell>
          <table:table-cell office:value-type="float" office:value="155.2734375" calcext:value-type="float">
            <text:p>155,2734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table:formula="of:=[.G5]*[.H5]" office:value-type="float" office:value="200" calcext:value-type="float">
            <text:p>200</text:p>
          </table:table-cell>
          <table:table-cell office:value-type="float" office:value="0.387575650452324" calcext:value-type="float">
            <text:p>0,387575650452324</text:p>
          </table:table-cell>
          <table:table-cell office:value-type="float" office:value="257.8125" calcext:value-type="float">
            <text:p>257,8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00" calcext:value-type="float">
            <text:p>800</text:p>
          </table:table-cell>
          <table:table-cell table:formula="of:=[.G6]*[.H6]" office:value-type="float" office:value="400" calcext:value-type="float">
            <text:p>400</text:p>
          </table:table-cell>
          <table:table-cell office:value-type="float" office:value="0.203881705142612" calcext:value-type="float">
            <text:p>0,203881705142612</text:p>
          </table:table-cell>
          <table:table-cell office:value-type="float" office:value="471.6796875" calcext:value-type="float">
            <text:p>471,6796875</text:p>
          </table:table-cell>
          <table:table-cell office:value-type="string" calcext:value-type="string">
            <text:p>começa a oscil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[.G7]*[.H7]" office:value-type="float" office:value="25" calcext:value-type="float">
            <text:p>25</text:p>
          </table:table-cell>
          <table:table-cell office:value-type="float" office:value="0.936644303466672" calcext:value-type="float">
            <text:p>0,936644303466672</text:p>
          </table:table-cell>
          <table:table-cell office:value-type="float" office:value="104.4921875" calcext:value-type="float">
            <text:p>104,4921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formula="of:=[.G8]*[.H8]" office:value-type="float" office:value="50" calcext:value-type="float">
            <text:p>50</text:p>
          </table:table-cell>
          <table:table-cell office:value-type="float" office:value="0.819612148341478" calcext:value-type="float">
            <text:p>0,819612148341478</text:p>
          </table:table-cell>
          <table:table-cell office:value-type="float" office:value="116.2109375" calcext:value-type="float">
            <text:p>116,210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table:formula="of:=[.G9]*[.H9]" office:value-type="float" office:value="200" calcext:value-type="float">
            <text:p>200</text:p>
          </table:table-cell>
          <table:table-cell office:value-type="float" office:value="0.317478803893261" calcext:value-type="float">
            <text:p>0,317478803893261</text:p>
          </table:table-cell>
          <table:table-cell office:value-type="float" office:value="257.8125" calcext:value-type="float">
            <text:p>257,81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800" calcext:value-type="float">
            <text:p>800</text:p>
          </table:table-cell>
          <table:table-cell table:formula="of:=[.G10]*[.H10]" office:value-type="float" office:value="400" calcext:value-type="float">
            <text:p>400</text:p>
          </table:table-cell>
          <table:table-cell office:value-type="float" office:value="0.136734344060137" calcext:value-type="float">
            <text:p>0,136734344060137</text:p>
          </table:table-cell>
          <table:table-cell office:value-type="float" office:value="471.6796875" calcext:value-type="float">
            <text:p>471,6796875</text:p>
          </table:table-cell>
          <table:table-cell office:value-type="string" calcext:value-type="string">
            <text:p>começa a oscil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1.3867" calcext:value-type="float">
            <text:p>1,38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[.G11]*[.H11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1.3867" calcext:value-type="float">
            <text:p>1,3867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formula="of:=[.G12]*[.H1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1.3867" calcext:value-type="float">
            <text:p>1,3867</text:p>
          </table:table-cell>
          <table:table-cell office:value-type="float" office:value="0.5" calcext:value-type="float">
            <text:p>0,5</text:p>
          </table:table-cell>
          <table:table-cell office:value-type="float" office:value="400" calcext:value-type="float">
            <text:p>400</text:p>
          </table:table-cell>
          <table:table-cell table:formula="of:=[.G13]*[.H13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001" calcext:value-type="float">
            <text:p>0,001</text:p>
          </table:table-cell>
          <table:table-cell office:value-type="float" office:value="1.3867" calcext:value-type="float">
            <text:p>1,3867</text:p>
          </table:table-cell>
          <table:table-cell office:value-type="float" office:value="0.5" calcext:value-type="float">
            <text:p>0,5</text:p>
          </table:table-cell>
          <table:table-cell office:value-type="float" office:value="800" calcext:value-type="float">
            <text:p>800</text:p>
          </table:table-cell>
          <table:table-cell table:formula="of:=[.G14]*[.H14]" office:value-type="float" office:value="400" calcext:value-type="float">
            <text:p>4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7:47:59.638394548</meta:creation-date>
    <dc:date>2021-05-19T20:38:02.617127774</dc:date>
    <meta:editing-duration>PT11H58M31S</meta:editing-duration>
    <meta:editing-cycles>3</meta:editing-cycles>
    <meta:generator>LibreOffice/6.4.7.2$Linux_X86_64 LibreOffice_project/40$Build-2</meta:generator>
    <meta:document-statistic meta:table-count="1" meta:cell-count="148" meta:object-count="0"/>
  </office:meta>
</office:document-meta>
</file>